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3">
          <table:table-cell table:style-name="ce1" office:value-type="string">
            <text:p>asdf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</text:p>
          </table:table-cell>
        </table:table-row>
        <table:table-row table:style-name="ro4">
          <table:table-cell table:style-name="ce1" office:value-type="string">
            <text:p>f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</text:p>
          </table:table-cell>
        </table:table-row>
        <table:table-row table:style-name="ro3">
          <table:table-cell table:style-name="ce1" office:value-type="string">
            <text:p>asdf</text:p>
          </table:table-cell>
          <table:table-cell table:number-columns-repeated="2" table:style-name="ce1" office:value-type="string">
            <text:p>s</text:p>
          </table:table-cell>
        </table:table-row>
        <table:table-row table:style-name="ro4" table:number-rows-repeated="1048572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tefl</meta:initial-creator>
    <meta:creation-date>2012-08-29T16:53:03</meta:creation-date>
    <dc:date>2012-08-29T16:55:38</dc:date>
    <dc:creator>Andreas Stefl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9" meta:object-count="0"/>
  </office:meta>
</office:document-meta>
</file>